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ca03" officeooo:paragraph-rsid="0016ca03"/>
    </style:style>
    <style:style style:name="P2" style:family="paragraph" style:parent-style-name="Standard">
      <style:paragraph-properties fo:text-align="center" style:justify-single-word="false"/>
      <style:text-properties officeooo:rsid="0016ca03" officeooo:paragraph-rsid="0016ca03"/>
    </style:style>
    <style:style style:name="P3" style:family="paragraph" style:parent-style-name="Standard">
      <style:text-properties officeooo:rsid="0016ca03" officeooo:paragraph-rsid="00189818"/>
    </style:style>
    <style:style style:name="P4" style:family="paragraph" style:parent-style-name="Standard">
      <style:text-properties fo:font-style="italic" officeooo:rsid="0016ca03" officeooo:paragraph-rsid="0016ca03" style:font-style-asian="italic" style:font-style-complex="italic"/>
    </style:style>
    <style:style style:name="P5" style:family="paragraph" style:parent-style-name="Standard">
      <style:text-properties officeooo:rsid="00189818" officeooo:paragraph-rsid="00189818"/>
    </style:style>
    <style:style style:name="P6" style:family="paragraph" style:parent-style-name="Standard">
      <style:text-properties officeooo:rsid="0019d977" officeooo:paragraph-rsid="0019d977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189818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egative Types</text:p>
      <text:p text:style-name="P2">by Sven Nilsen, 2020</text:p>
      <text:p text:style-name="P1"/>
      <text:p text:style-name="P4">In this paper I show that there is a way of modeling negative types in Path Semantical Logic.</text:p>
      <text:p text:style-name="P4"/>
      <text:p text:style-name="P1">A negative type is a non-existence of some type membership.</text:p>
      <text:p text:style-name="P1"/>
      <text:p text:style-name="P5">In normal Propositional Logic<text:span text:style-name="T3"><text:reference-ref text:reference-format="text" text:ref-name="propositional calculus">[1]</text:reference-ref></text:span>, one can prove the following:</text:p>
      <text:p text:style-name="P1"/>
      <text:p text:style-name="P1"><text:tab/><text:span text:style-name="T1">a, A, B:</text:span></text:p>
      <text:p text:style-name="P1"><text:tab/><text:span text:style-name="T1">a=&gt;A <text:s/>=&gt; <text:s/>(a=&gt;(A¬=B))=(a=&gt;¬B)</text:span></text:p>
      <text:p text:style-name="P1"/>
      <text:p text:style-name="P5">Since this holds in Propositional Logic, it also holds Path Semantical Logic<text:span text:style-name="T3"><text:reference-ref text:reference-format="text" text:ref-name="path semantical logic">[2]</text:reference-ref></text:span>:</text:p>
      <text:p text:style-name="P5"/>
      <text:p text:style-name="P5"><text:tab/>(a) (A, B):</text:p>
      <text:p text:style-name="P3"><text:tab/><text:span text:style-name="T1">a(A) <text:s/>=&gt; <text:s/>a(A¬=B)=a(¬B)</text:span></text:p>
      <text:p text:style-name="P3"/>
      <text:p text:style-name="P5">Here, the tuple `(a)` has level 1 and the tuple `(A, B)` has level 0.</text:p>
      <text:p text:style-name="P5">The notation `a(A)` means `a=&gt;A` where `A` is at a lower level.</text:p>
      <text:p text:style-name="P5"/>
      <text:p text:style-name="P5">The expression `a(A¬=B)` means that `a` is a proof of the types `A` and `B` being unequal.</text:p>
      <text:p text:style-name="P5">In Path Semantical Logic, when `a` is a proof of the types `A` and `B` being unequal, it means that no equality can be expressed between any two members of `A` and `B` without leading to a contradiction.</text:p>
      <text:p text:style-name="P5"/>
      <text:p text:style-name="P5">However, since the `a(A¬=B)=a(¬B)` is true in the context of `a(A)`,<text:line-break/>it means one can simply write `a(¬B)` in any context where `a` has some type.</text:p>
      <text:p text:style-name="P5"/>
      <text:p text:style-name="P6">In Type Theory<text:span text:style-name="T3"><text:reference-ref text:reference-format="text" text:ref-name="type theory">[3]</text:reference-ref></text:span>, one could write `<text:span text:style-name="T1">¬</text:span>(a : B)` to express a negative type.</text:p>
      <text:p text:style-name="P6">In Path Semantical Logic, this is written `<text:span text:style-name="T1">a(¬B)</text:span>`.</text:p>
      <text:h text:style-name="P7" text:outline-level="3">References:</text:h>
      <text:p text:style-name="P6"/>
      <text:p text:style-name="P6"><text:reference-mark-start text:name="propositional calculus"/>[1]<text:reference-mark-end text:name="propositional calculus"/><text:tab/>“Propositional calculus”</text:p>
      <text:p text:style-name="P6"><text:tab/>Wikipedia</text:p>
      <text:p text:style-name="P6"><text:tab/><text:a xlink:type="simple" xlink:href="https://en.wikipedia.org/wiki/Propositional_calculus" text:style-name="Internet_20_link" text:visited-style-name="Visited_20_Internet_20_Link"><text:span text:style-name="T2">https://en.wikipedia.org/wiki/Propositional_calculus</text:span></text:a></text:p>
      <text:p text:style-name="P6"/>
      <text:p text:style-name="P6"><text:reference-mark-start text:name="path semantical logic"/>[2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2">https://github.com/advancedresearch/path_semantics/blob/master/sequences.md#path-semantical-logic</text:span></text:a></text:p>
      <text:p text:style-name="P6"/>
      <text:p text:style-name="P6"><text:reference-mark-start text:name="type theory"/>[3]<text:reference-mark-end text:name="type theory"/><text:tab/>“Type Theory”</text:p>
      <text:p text:style-name="P6"><text:tab/>Wikipedia</text:p>
      <text:p text:style-name="P6"><text:tab/><text:a xlink:type="simple" xlink:href="https://en.wikipedia.org/wiki/Type_theory" text:style-name="Internet_20_link" text:visited-style-name="Visited_20_Internet_20_Link"><text:span text:style-name="T2">https://en.wikipedia.org/wiki/Type_theory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6:44:11.470781000</meta:creation-date>
    <dc:date>2020-09-06T17:54:46.235259000</dc:date>
    <meta:editing-duration>PT7M48S</meta:editing-duration>
    <meta:editing-cycles>1</meta:editing-cycles>
    <meta:document-statistic meta:table-count="0" meta:image-count="0" meta:object-count="0" meta:page-count="2" meta:paragraph-count="27" meta:word-count="219" meta:character-count="1446" meta:non-whitespace-character-count="1240"/>
    <meta:generator>LibreOffice/5.1.2.2$MacOSX_X86_64 LibreOffice_project/d3bf12ecb743fc0d20e0be0c58ca359301eb705f</meta:generator>
  </office:meta>
</office:document-meta>
</file>